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8af" officeooo:paragraph-rsid="0005f8af"/>
    </style:style>
    <style:style style:name="P2" style:family="paragraph" style:parent-style-name="Standard">
      <style:text-properties officeooo:rsid="0005f8af" officeooo:paragraph-rsid="0006dae6"/>
    </style:style>
    <style:style style:name="P3" style:family="paragraph" style:parent-style-name="Standard">
      <style:text-properties officeooo:rsid="0006dae6" officeooo:paragraph-rsid="0006dae6"/>
    </style:style>
    <style:style style:name="P4" style:family="paragraph" style:parent-style-name="Standard">
      <style:text-properties officeooo:rsid="0006dae6" officeooo:paragraph-rsid="000c5e21"/>
    </style:style>
    <style:style style:name="P5" style:family="paragraph" style:parent-style-name="Standard">
      <style:text-properties officeooo:rsid="000a96a6" officeooo:paragraph-rsid="000a96a6"/>
    </style:style>
    <style:style style:name="P6" style:family="paragraph" style:parent-style-name="Standard">
      <style:text-properties officeooo:rsid="000f0f89" officeooo:paragraph-rsid="000f0f89"/>
    </style:style>
    <style:style style:name="P7" style:family="paragraph" style:parent-style-name="Standard">
      <style:text-properties officeooo:rsid="0011a608" officeooo:paragraph-rsid="0011a608"/>
    </style:style>
    <style:style style:name="P8" style:family="paragraph" style:parent-style-name="Standard">
      <style:text-properties officeooo:rsid="0011a608" officeooo:paragraph-rsid="0012ba10"/>
    </style:style>
    <style:style style:name="P9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officeooo:rsid="0006dae6" officeooo:paragraph-rsid="0006dae6"/>
    </style:style>
    <style:style style:name="P10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officeooo:rsid="0006dae6" officeooo:paragraph-rsid="0006dae6"/>
    </style:style>
    <style:style style:name="P11" style:family="paragraph" style:parent-style-name="Standard" style:master-page-name="">
      <loext:graphic-properties draw:fill="none"/>
      <style:paragraph-properties fo:margin-left="0.6866in" fo:margin-right="0in" fo:text-indent="0in" style:auto-text-indent="false" style:page-number="auto" fo:background-color="transparent"/>
      <style:text-properties officeooo:rsid="0006dae6" officeooo:paragraph-rsid="0006dae6"/>
    </style:style>
    <style:style style:name="P12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officeooo:rsid="0006dae6" officeooo:paragraph-rsid="0006dae6" fo:background-color="transparent"/>
    </style:style>
    <style:style style:name="P13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fo:color="#000000" officeooo:rsid="000a96a6" officeooo:paragraph-rsid="000a96a6" fo:background-color="transparent"/>
    </style:style>
    <style:style style:name="T1" style:family="text">
      <style:text-properties officeooo:rsid="0006dae6"/>
    </style:style>
    <style:style style:name="T2" style:family="text">
      <style:text-properties officeooo:rsid="0007a57e"/>
    </style:style>
    <style:style style:name="T3" style:family="text">
      <style:text-properties officeooo:rsid="0008ec89"/>
    </style:style>
    <style:style style:name="T4" style:family="text">
      <style:text-properties officeooo:rsid="000a96a6"/>
    </style:style>
    <style:style style:name="T5" style:family="text">
      <style:text-properties officeooo:rsid="000c5e21"/>
    </style:style>
    <style:style style:name="T6" style:family="text">
      <style:text-properties officeooo:rsid="000e558a"/>
    </style:style>
    <style:style style:name="T7" style:family="text">
      <style:text-properties officeooo:rsid="000f0f89"/>
    </style:style>
    <style:style style:name="T8" style:family="text">
      <style:text-properties officeooo:rsid="001090ef"/>
    </style:style>
    <style:style style:name="T9" style:family="text">
      <style:text-properties officeooo:rsid="0011012a"/>
    </style:style>
    <style:style style:name="T10" style:family="text">
      <style:text-properties officeooo:rsid="0011a608"/>
    </style:style>
    <style:style style:name="T11" style:family="text">
      <style:text-properties officeooo:rsid="0012ba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askNode</text:p>
      <text:p text:style-name="P1"/>
      <text:p text:style-name="P2">Contructor Zeile 13-31:</text:p>
      <text:p text:style-name="P1">- <text:s/>initialisieren</text:p>
      <text:p text:style-name="P1">- <text:span text:style-name="T1">Statemachine + Iventoryclient starten</text:span></text:p>
      <text:p text:style-name="P1"/>
      <text:p text:style-name="P3">getInventoryData Zeile 40-65:</text:p>
      <text:p text:style-name="P3">- erhält String workstation, SubTask-Vector receivedTask</text:p>
      <text:p text:style-name="P3">- <text:span text:style-name="T5">setzt Startposition</text:span></text:p>
      <text:p text:style-name="P3">- setzt ServiceRequest auf true</text:p>
      <text:p text:style-name="P4">- setzt serviceArea <text:span text:style-name="T5">von </text:span><text:s/>receivedTask-<text:span text:style-name="T5">Vector </text:span>und Position</text:p>
      <text:p text:style-name="P3"/>
      <text:p text:style-name="P3">findLocazitations Zeile 67-138:</text:p>
      <text:p text:style-name="P3">- erhält SubTask-Vector subtasks</text:p>
      <text:p text:style-name="P3">- <text:span text:style-name="T2">for-Schleife Zeile 73-136</text:span></text:p>
      <text:p text:style-name="P9">- <text:span text:style-name="T2">zweite for-Schleife, um zu prüfen, ob serviceArea von subtasks-Vector schon in locations- <text:s text:c="4"/>Vector enthalten ist</text:span></text:p>
      <text:p text:style-name="P11">- <text:span text:style-name="T2">wenn schon vorhanden, dann wird subtask übersprungen</text:span></text:p>
      <text:p text:style-name="P10">- <text:span text:style-name="T2">wenn nicht vorhanden. Dann wird subtask zu locations hinzugefügt</text:span></text:p>
      <text:p text:style-name="P10">- <text:span text:style-name="T5">locations dient als Vector für alle workstations/Positionen von zugehörigen Subtasks</text:span></text:p>
      <text:p text:style-name="P10"/>
      <text:p text:style-name="P12">- <text:s/><text:span text:style-name="T3">prüfen welche subtask-Typ vorhanden ist</text:span></text:p>
      <text:p text:style-name="P12"><text:tab/>- <text:span text:style-name="T3">movement wird ignoriert</text:span></text:p>
      <text:p text:style-name="P12"><text:tab/>- <text:span text:style-name="T3">grasp nur möglich, wenn vorher kein grasp → index und subtask an sources-<text:tab/>Vector übergeben</text:span></text:p>
      <text:p text:style-name="P12"><text:tab/>- <text:span text:style-name="T3">(precise/conv)</text:span> <text:span text:style-name="T3">delivery nur möglich, wenn zuletzt grasp → index und subtask an <text:tab/>destinations-Vector übergeben</text:span></text:p>
      <text:p text:style-name="P12"><text:tab/>- <text:s/><text:span text:style-name="T4">wait wird ignoriert</text:span></text:p>
      <text:p text:style-name="P13"/>
      <text:p text:style-name="P13"/>
      <text:p text:style-name="P5">ReceiveRequest Zeile 140-321:</text:p>
      <text:p text:style-name="P5">- erhält Request req und Response res, req sind erhaltene Subtasks, res sind die geordneten Subtasks als Antwort</text:p>
      <text:p text:style-name="P5">- if-Abfrage, wenn req 0 oder größer als 40 ist, abbrechen, sonst normal weiter</text:p>
      <text:p text:style-name="P5">- wenn req &lt;= 10, dann ist ein Plandurchgang möglich, ansonsten mehrere Durchgänge mit jeweils 5 Subtasks</text:p>
      <text:p text:style-name="P5">- for-Schleife zur Auswahl von Subtasks, die abgearbeitet werden sollen, in receivedSubTasks und zurückgestellten Subtasks in remainingSubtasks</text:p>
      <text:p text:style-name="P5">- <text:span text:style-name="T5">Zurückgestellt werden Subtasks, die die Objekte “distance_tube” oder “bearing enthalten” oder wenn die abzuarbeitenden Subtasks mindestens 10 sind</text:span></text:p>
      <text:p text:style-name="P5">- <text:span text:style-name="T5">wenn mindestens 10 Subtasks zurückgestellt sind, werden weitere Subtasks nicht zurückgestellten</text:span></text:p>
      <text:p text:style-name="P5">- <text:span text:style-name="T6">Zeile 170: zurücksetzen von Vectoren für sources, destinations und locations</text:span></text:p>
      <text:p text:style-name="P3">- <text:span text:style-name="T6">aufruf getInventoryData, um Startposition in locations-Vector einzutragen</text:span></text:p>
      <text:p text:style-name="P3">- <text:span text:style-name="T6">aufruf findLocazitations(receivedSubtasks) → Positionen von receivedSubtasks in locations und entweder sources oder destinations schreiben</text:span></text:p>
      <text:p text:style-name="P3">- <text:span text:style-name="T6">wenn nur ein Plandurchgang nötig ist, aufruf getInventoryData, um Zielposition in locations-Vector zu schreiben</text:span></text:p>
      <text:p text:style-name="P3">- <text:span text:style-name="T6">aufruf getDistances(locations), um aus locations die cost-Matrix zu erstellen</text:span></text:p>
      <text:p text:style-name="P3">- <text:span text:style-name="T6">aufruf getBestPlan, um Reihenfolge der Subtasks optimal aufzustellen, Ergebnis: solution-Vector</text:span></text:p>
      <text:p text:style-name="P3"><text:s/>→<text:span text:style-name="T7"> schreiben von solution-Vector als Antwort-Subtask-Vector res</text:span></text:p>
      <text:p text:style-name="P3">- <text:span text:style-name="T7">wenn einmaliger Plandurchgang nicht möglich, dann Wiederholung der Aufrufe um zurückgestellte Subtasks zu planen</text:span></text:p>
      <text:p text:style-name="P3"><text:soft-page-break/>- <text:span text:style-name="T7">ausgabe von der besten Lösung</text:span></text:p>
      <text:p text:style-name="P3"/>
      <text:p text:style-name="P6">getDistances Zeile 323-383:</text:p>
      <text:p text:style-name="P6">- <text:span text:style-name="T8">erhält subTaskVector wsPoses</text:span></text:p>
      <text:p text:style-name="P6">- <text:span text:style-name="T8">dient zum Erstellen der cost-Matrix</text:span></text:p>
      <text:p text:style-name="P6">- <text:span text:style-name="T8">Uhr starten zum Zeitzählen</text:span></text:p>
      <text:p text:style-name="P6">- <text:span text:style-name="T8">doppelte for-Schleife zum Vergleichen von allen workstations miteinander und Bestimmen der Kosten/Distanzen zwischen ihnen</text:span></text:p>
      <text:p text:style-name="P6">- <text:span text:style-name="T9">wenn Position identisch oder kein Weg zwischen workstations gefunden werden kann, dann sind Kosten=0 zu setzen</text:span></text:p>
      <text:p text:style-name="P6">- <text:span text:style-name="T10">sonst über Pathplaner Distanz/Kosten? Bestimmen lassen</text:span></text:p>
      <text:p text:style-name="P6">- <text:span text:style-name="T10">Kosten in Kostenmatrix schreiben</text:span></text:p>
      <text:p text:style-name="P6">- <text:span text:style-name="T10">benötigte Zeit ausgeben</text:span></text:p>
      <text:p text:style-name="P6"/>
      <text:p text:style-name="P7">getBestPlan Zeile 385-731:</text:p>
      <text:p text:style-name="P7">- sources- und destination-Vector muss gleich groß sein, ansonsten Abbruch</text:p>
      <text:p text:style-name="P7">- Uhr starten zum Zeitzählen</text:p>
      <text:p text:style-name="P7">- task_length ergibt sich aus Größe von sources-Vector, Taskzahl entspricht Anzahl an Deliveries</text:p>
      <text:p text:style-name="P7">- overall_length ergibt sich aus task_length + Kapazität</text:p>
      <text:p text:style-name="P7">- initialisieren von Vectoren parent, child, counter und Matrizen partList, taskList</text:p>
      <text:p text:style-name="P7">- erste Spalte von taskList-Matrix auffüllen mit Hochzählung von 1 bis Anzahl an Tasks task_length</text:p>
      <text:p text:style-name="P8">- <text:span text:style-name="T11">erste Node initialisieren</text:span></text:p>
      <text:p text:style-name="P8">- <text:span text:style-name="T11">beste Kosten auf hohen Werte initialisieren</text:span></text:p>
      <text:p text:style-name="P8">- <text:s/><text:span text:style-name="T11">while-Schleife von Zeile 426-675 solange planen nicht fertig</text:span></text:p>
      <text:p text:style-name="P8">- <text:span text:style-name="T11">wenn Roboter nicht volle Kapazität hat, also noch freien Platz für Objekte, entspricht Taskanzahl der Anzahl positiver Wert in der Spalte mit der Nummer von actParID von der taskList-Matrix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7:58:40.237386809</meta:creation-date>
    <dc:date>2018-02-20T18:16:11.941104629</dc:date>
    <meta:editing-duration>PT31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515" meta:character-count="3757" meta:non-whitespace-character-count="3284"/>
  </office:meta>
</office:document-meta>
</file>